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8-11-2019 – 1a Reunião no setor (CGAE) para verificar equipamentos disponíveis no ambient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non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eonardo Silva</meta:initial-creator>
    <meta:creation-date>2019-11-18T15:07:04</meta:creation-date>
    <meta:document-statistic meta:table-count="0" meta:image-count="0" meta:object-count="0" meta:page-count="1" meta:paragraph-count="1" meta:word-count="13" meta:character-count="92"/>
    <dc:date>2019-11-18T15:08:24</dc:date>
    <dc:creator>Leonardo Silva</dc:creator>
    <meta:editing-duration>PT1M21S</meta:editing-duration>
    <meta:editing-cycles>1</meta:editing-cycles>
    <meta:generator>OpenOffice/4.1.6$Unix OpenOffice.org_project/416m1$Build-9790</meta:generator>
  </office:meta>
</office:document-meta>
</file>